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007cm" style:type="right"/>
          <style:tab-stop style:position="1.494cm"/>
        </style:tab-stops>
      </style:paragraph-properties>
      <style:text-properties fo:color="#ffffff" loext:opacity="100%" style:text-outline="false" officeooo:paragraph-rsid="00fb3dca"/>
    </style:style>
    <style:style style:name="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officeooo:paragraph-rsid="00fb3dca"/>
    </style:style>
    <style:style style:name="P3" style:family="paragraph" style:parent-style-name="Standard">
      <style:paragraph-properties fo:margin-top="0cm" fo:margin-bottom="0.21cm" style:contextual-spacing="false" fo:text-align="justify" style:justify-single-word="false" style:writing-mode="page"/>
      <style:text-properties style:font-name="Tahoma1" fo:font-size="14pt" fo:font-weight="normal" officeooo:rsid="011d1daf" officeooo:paragraph-rsid="011d1da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21cm" style:contextual-spacing="false" fo:text-align="justify" style:justify-single-word="false" style:writing-mode="page"/>
      <style:text-properties style:font-name="Tahoma1" fo:font-size="10pt" fo:font-weight="normal" officeooo:rsid="01de5e03" officeooo:paragraph-rsid="011d1da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21cm" style:contextual-spacing="false" fo:text-align="justify" style:justify-single-word="false" fo:padding="0.049cm" fo:border="none" style:writing-mode="page">
        <style:tab-stops/>
      </style:paragraph-properties>
      <style:text-properties style:font-name="Tahoma1" fo:font-size="14pt" fo:font-weight="bold" officeooo:rsid="0257f253" officeooo:paragraph-rsid="0257f253" style:font-size-asian="14pt" style:font-weight-asian="bold" style:font-size-complex="14pt" style:font-weight-complex="bold"/>
    </style:style>
    <style:style style:name="P6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style:page-number="auto" fo:background-color="transparent" fo:padding="0.049cm" fo:border="none" style:writing-mode="page">
        <style:tab-stops/>
      </style:paragraph-properties>
      <style:text-properties style:font-name="Tahoma1" fo:font-size="12pt" fo:font-weight="normal" officeooo:rsid="0257f253" officeooo:paragraph-rsid="0257f25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1" fo:font-size="12pt" fo:font-weight="normal" officeooo:rsid="025a3a1b" officeooo:paragraph-rsid="025a3a1b" style:font-size-asian="12pt" style:font-weight-asian="normal" style:font-size-complex="12pt" style:font-weight-complex="normal"/>
    </style:style>
    <style:style style:name="P8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1" fo:font-size="12pt" fo:font-weight="normal" officeooo:rsid="025c2fd2" officeooo:paragraph-rsid="025c2fd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1" fo:font-size="12pt" fo:font-weight="normal" officeooo:rsid="025d5557" officeooo:paragraph-rsid="025d5557" style:font-size-asian="12pt" style:font-weight-asian="normal" style:font-size-complex="12pt" style:font-weight-complex="normal"/>
    </style:style>
    <style:style style:name="T1" style:family="text">
      <style:text-properties fo:font-variant="small-caps" style:font-name="Tahoma1" fo:font-size="12pt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style:font-name="Tahoma1" fo:font-size="12pt" fo:font-weight="bold" officeooo:rsid="02604630" style:font-size-asian="12pt" style:font-weight-asian="bold" style:font-size-complex="12pt" style:font-weight-complex="bold"/>
    </style:style>
    <style:style style:name="T3" style:family="text">
      <style:text-properties fo:font-variant="small-caps" style:font-name="Tahoma1" fo:font-size="12pt" fo:font-weight="bold" officeooo:rsid="0257f253" style:font-size-asian="12pt" style:font-weight-asian="bold" style:font-size-complex="12pt" style:font-weight-complex="bold"/>
    </style:style>
    <style:style style:name="T4" style:family="text">
      <style:text-properties fo:font-variant="small-caps" style:text-outline="false" style:font-name="Tahoma1" fo:font-size="12pt" fo:font-weight="bold" officeooo:rsid="00fb3dca" style:font-size-asian="12pt" style:font-weight-asian="bold" style:font-size-complex="12pt" style:font-weight-complex="bold"/>
    </style:style>
    <style:style style:name="T5" style:family="text">
      <style:text-properties fo:font-variant="small-caps" style:text-outline="false" style:font-name="Tahoma1" fo:font-size="12pt" fo:font-weight="bold" officeooo:rsid="02604630" style:font-size-asian="12pt" style:font-weight-asian="bold" style:font-size-complex="12pt" style:font-weight-complex="bold"/>
    </style:style>
    <style:style style:name="T6" style:family="text">
      <style:text-properties fo:font-variant="small-caps" style:text-outline="true" fo:font-size="14pt" officeooo:rsid="00fb3dca" style:font-size-asian="14pt" style:font-size-complex="14pt"/>
    </style:style>
    <style:style style:name="T7" style:family="text">
      <style:text-properties fo:font-variant="small-caps" fo:color="#ffffff" loext:opacity="100%" style:text-outline="false" fo:font-size="14pt" officeooo:rsid="00fb3dca" fo:background-color="#87cefa" loext:char-shading-value="0" style:font-size-asian="14pt" style:font-size-complex="14pt"/>
    </style:style>
    <style:style style:name="T8" style:family="text">
      <style:text-properties officeooo:rsid="025867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.</text:p>
      <text:list text:style-name="L1">
        <text:list-item>
          <text:p text:style-name="P6">Busca en Internet <text:span text:style-name="T8">información sobre sistemas de almacenamiento en la nube. Nómbralos y descríbelos brevemente.</text:span></text:p>
        </text:list-item>
        <text:list-item>
          <text:p text:style-name="P7">Busca en Internet información de lo que es, estrictamente, un fichero y un archivo.</text:p>
        </text:list-item>
        <text:list-item>
          <text:p text:style-name="P8">Busca en Internet diez soportes de información.</text:p>
        </text:list-item>
        <text:list-item>
          <text:p text:style-name="P9">Busca en Internet un fichero de almacenamiento en formato XML, cópialo y ¿serías capaz de describir la información que tiene?</text:p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1" fo:font-family="Tahoma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007cm" style:type="right"/>
          <style:tab-stop style:position="1.494cm"/>
        </style:tab-stops>
      </style:paragraph-properties>
      <style:text-properties fo:color="#ffffff" loext:opacity="100%" style:text-outline="false" officeooo:paragraph-rsid="00fb3dca"/>
    </style:style>
    <style:style style:name="M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officeooo:paragraph-rsid="00fb3dca"/>
    </style:style>
    <style:style style:name="MT1" style:family="text">
      <style:text-properties fo:font-variant="small-caps" style:font-name="Tahoma1" fo:font-size="12pt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style:font-name="Tahoma1" fo:font-size="12pt" fo:font-weight="bold" officeooo:rsid="02604630" style:font-size-asian="12pt" style:font-weight-asian="bold" style:font-size-complex="12pt" style:font-weight-complex="bold"/>
    </style:style>
    <style:style style:name="MT3" style:family="text">
      <style:text-properties fo:font-variant="small-caps" style:font-name="Tahoma1" fo:font-size="12pt" fo:font-weight="bold" officeooo:rsid="0257f253" style:font-size-asian="12pt" style:font-weight-asian="bold" style:font-size-complex="12pt" style:font-weight-complex="bold"/>
    </style:style>
    <style:style style:name="MT4" style:family="text">
      <style:text-properties fo:font-variant="small-caps" style:text-outline="false" style:font-name="Tahoma1" fo:font-size="12pt" fo:font-weight="bold" officeooo:rsid="00fb3dca" style:font-size-asian="12pt" style:font-weight-asian="bold" style:font-size-complex="12pt" style:font-weight-complex="bold"/>
    </style:style>
    <style:style style:name="MT5" style:family="text">
      <style:text-properties fo:font-variant="small-caps" style:text-outline="false" style:font-name="Tahoma1" fo:font-size="12pt" fo:font-weight="bold" officeooo:rsid="02604630" style:font-size-asian="12pt" style:font-weight-asian="bold" style:font-size-complex="12pt" style:font-weight-complex="bold"/>
    </style:style>
    <style:style style:name="MT6" style:family="text">
      <style:text-properties fo:font-variant="small-caps" style:text-outline="true" fo:font-size="14pt" officeooo:rsid="00fb3dca" style:font-size-asian="14pt" style:font-size-complex="14pt"/>
    </style:style>
    <style:style style:name="MT7" style:family="text">
      <style:text-properties fo:font-variant="small-caps" fo:color="#ffffff" loext:opacity="100%" style:text-outline="false" fo:font-size="14pt" officeooo:rsid="00fb3dca" fo:background-color="#87cefa" loext:char-shading-value="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2">A</text:span><text:span text:style-name="MT1">1.<text:tab/></text:span><text:span text:style-name="MT3">Almacenamiento de información</text:span></text:p>
      </style:header>
      <style:footer>
        <text:p text:style-name="MP2"><text:span text:style-name="MT4"><text:tab/></text:span><text:span text:style-name="MT5">UD 1. Sistemas de almacenamiento de información</text:span><text:span text:style-name="MT6"><text:tab/></text:span><text:span text:style-name="MT7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2-09-15T12:56:07.008000000</dc:date>
    <meta:editing-duration>P1DT17H34M1S</meta:editing-duration>
    <meta:editing-cycles>509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7" meta:word-count="73" meta:character-count="468" meta:non-whitespace-character-count="404"/>
  </office:meta>
</office:document-meta>
</file>